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13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13'.$A$1:.$A$16])" office:value-type="float" office:value="16" calcext:value-type="float">
            <text:p>16</text:p>
          </table:table-cell>
          <table:table-cell table:formula="of:=SUM([$'rp11-13'.$A$1:.$A$16])" office:value-type="float" office:value="1481" calcext:value-type="float">
            <text:p>1481</text:p>
          </table:table-cell>
          <table:table-cell table:formula="of:=AVERAGE([$'rp11-13'.$A$1:.$A$16])" office:value-type="float" office:value="92.5625" calcext:value-type="float">
            <text:p>92,5625</text:p>
          </table:table-cell>
          <table:table-cell table:formula="of:=VAR([$'rp11-13'.$A$1:.$A$16])" office:value-type="float" office:value="28.7958333333333" calcext:value-type="float">
            <text:p>28,79583333333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13'.$B$1:.$B$16])" office:value-type="float" office:value="16" calcext:value-type="float">
            <text:p>16</text:p>
          </table:table-cell>
          <table:table-cell table:formula="of:=SUM([$'rp11-13'.$B$1:.$B$16])" office:value-type="float" office:value="1410" calcext:value-type="float">
            <text:p>1410</text:p>
          </table:table-cell>
          <table:table-cell table:formula="of:=AVERAGE([$'rp11-13'.$B$1:.$B$16])" office:value-type="float" office:value="88.125" calcext:value-type="float">
            <text:p>88,125</text:p>
          </table:table-cell>
          <table:table-cell table:formula="of:=VAR([$'rp11-13'.$B$1:.$B$16])" office:value-type="float" office:value="33.3166666666667" calcext:value-type="float">
            <text:p>33,316666666666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13'.$F$6:.$F$7];[$'rp11-13'.$G$6:.$G$7])-SUM([$'rp11-13'.$F$6:.$F$7])^2/SUM([$'rp11-13'.$E$6:.$E$7])" office:value-type="float" office:value="157.53125" calcext:value-type="float">
            <text:p>157,53125</text:p>
          </table:table-cell>
          <table:table-cell table:formula="of:=COUNT([$'rp11-13'.$F$6:.$F$7])-1" office:value-type="float" office:value="1" calcext:value-type="float">
            <text:p>1</text:p>
          </table:table-cell>
          <table:table-cell table:formula="of:=[$'rp11-13'.$E$10] / [$'rp11-13'.$F$10]" office:value-type="float" office:value="157.53125" calcext:value-type="float">
            <text:p>157,53125</text:p>
          </table:table-cell>
          <table:table-cell table:formula="of:=[$'rp11-13'.$G$10] / [$'rp11-13'.$G$11]" office:value-type="float" office:value="5.07244918494667" calcext:value-type="float">
            <text:p>5,07244918494667</text:p>
          </table:table-cell>
          <table:table-cell table:formula="of:=LEGACY.FDIST([$'rp11-13'.$H$10]; [$'rp11-13'.$F$10]; [$'rp11-13'.$F$11])" office:value-type="float" office:value="0.0317837426231838" calcext:value-type="float">
            <text:p>0,031783742623184</text:p>
          </table:table-cell>
          <table:table-cell table:formula="of:=LEGACY.FINV([$'rp11-13'.$E$3]; [$'rp11-13'.$F$10]; [$'rp11-13'.$F$11])" office:value-type="float" office:value="4.17087678576669" calcext:value-type="float">
            <text:p>4,170876785766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'rp11-13'.$A$1:.$A$16]);DEVSQ([$'rp11-13'.$B$1:.$B$16]))" office:value-type="float" office:value="931.6875" calcext:value-type="float">
            <text:p>931,6875</text:p>
          </table:table-cell>
          <table:table-cell table:formula="of:=SUM([$'rp11-13'.$E$6:.$E$7])-COUNT([$'rp11-13'.$E$6:.$E$7])" office:value-type="float" office:value="30" calcext:value-type="float">
            <text:p>30</text:p>
          </table:table-cell>
          <table:table-cell table:formula="of:=[$'rp11-13'.$E$11] / [$'rp11-13'.$F$11]" office:value-type="float" office:value="31.05625" calcext:value-type="float">
            <text:p>31,056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otal</text:p>
          </table:table-cell>
          <table:table-cell table:formula="of:=DEVSQ([$'rp11-13'.$A$1:.$A$16];[$'rp11-13'.$B$1:.$B$16])" office:value-type="float" office:value="1089.21875" calcext:value-type="float">
            <text:p>1089,21875</text:p>
          </table:table-cell>
          <table:table-cell table:formula="of:=SUM([$'rp11-13'.$E$6:.$E$7]) - 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lumn 1</text:p>
          </table:table-cell>
          <table:table-cell table:formula="of:=COUNT([$'rp11-13'.$A$1:.$A$16])" office:value-type="float" office:value="16" calcext:value-type="float">
            <text:p>16</text:p>
          </table:table-cell>
          <table:table-cell table:formula="of:=SUM([$'rp11-13'.$A$1:.$A$16])" office:value-type="float" office:value="1481" calcext:value-type="float">
            <text:p>1481</text:p>
          </table:table-cell>
          <table:table-cell table:formula="of:=AVERAGE([$'rp11-13'.$A$1:.$A$16])" office:value-type="float" office:value="92.5625" calcext:value-type="float">
            <text:p>92,5625</text:p>
          </table:table-cell>
          <table:table-cell table:formula="of:=VAR([$'rp11-13'.$A$1:.$A$16])" office:value-type="float" office:value="28.7958333333333" calcext:value-type="float">
            <text:p>28,7958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lumn 2</text:p>
          </table:table-cell>
          <table:table-cell table:formula="of:=COUNT([$'rp11-13'.$B$1:.$B$16])" office:value-type="float" office:value="16" calcext:value-type="float">
            <text:p>16</text:p>
          </table:table-cell>
          <table:table-cell table:formula="of:=SUM([$'rp11-13'.$B$1:.$B$16])" office:value-type="float" office:value="1410" calcext:value-type="float">
            <text:p>1410</text:p>
          </table:table-cell>
          <table:table-cell table:formula="of:=AVERAGE([$'rp11-13'.$B$1:.$B$16])" office:value-type="float" office:value="88.125" calcext:value-type="float">
            <text:p>88,125</text:p>
          </table:table-cell>
          <table:table-cell table:formula="of:=VAR([$'rp11-13'.$B$1:.$B$16])" office:value-type="float" office:value="33.3166666666667" calcext:value-type="float">
            <text:p>33,316666666666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tween Groups</text:p>
          </table:table-cell>
          <table:table-cell table:formula="of:=SUMPRODUCT([$'rp11-13'.$F$20:.$F$21];[$'rp11-13'.$G$20:.$G$21])-SUM([$'rp11-13'.$F$20:.$F$21])^2/SUM([$'rp11-13'.$E$20:.$E$21])" office:value-type="float" office:value="157.53125" calcext:value-type="float">
            <text:p>157,53125</text:p>
          </table:table-cell>
          <table:table-cell table:formula="of:=COUNT([$'rp11-13'.$F$20:.$F$21])-1" office:value-type="float" office:value="1" calcext:value-type="float">
            <text:p>1</text:p>
          </table:table-cell>
          <table:table-cell table:formula="of:=[$'rp11-13'.$E$24] / [$'rp11-13'.$F$24]" office:value-type="float" office:value="157.53125" calcext:value-type="float">
            <text:p>157,53125</text:p>
          </table:table-cell>
          <table:table-cell table:formula="of:=[$'rp11-13'.$G$24] / [$'rp11-13'.$G$25]" office:value-type="float" office:value="5.07244918494667" calcext:value-type="float">
            <text:p>5,07244918494667</text:p>
          </table:table-cell>
          <table:table-cell table:formula="of:=LEGACY.FDIST([$'rp11-13'.$H$24]; [$'rp11-13'.$F$24]; [$'rp11-13'.$F$25])" office:value-type="float" office:value="0.0317837426231838" calcext:value-type="float">
            <text:p>0,031783742623184</text:p>
          </table:table-cell>
          <table:table-cell table:formula="of:=LEGACY.FINV([$'rp11-13'.$E$17]; [$'rp11-13'.$F$24]; [$'rp11-13'.$F$25])" office:value-type="float" office:value="7.56247609463863" calcext:value-type="float">
            <text:p>7,56247609463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thin Groups</text:p>
          </table:table-cell>
          <table:table-cell table:formula="of:=SUM(DEVSQ([$'rp11-13'.$A$1:.$A$16]);DEVSQ([$'rp11-13'.$B$1:.$B$16]))" office:value-type="float" office:value="931.6875" calcext:value-type="float">
            <text:p>931,6875</text:p>
          </table:table-cell>
          <table:table-cell table:formula="of:=SUM([$'rp11-13'.$E$20:.$E$21])-COUNT([$'rp11-13'.$E$20:.$E$21])" office:value-type="float" office:value="30" calcext:value-type="float">
            <text:p>30</text:p>
          </table:table-cell>
          <table:table-cell table:formula="of:=[$'rp11-13'.$E$25] / [$'rp11-13'.$F$25]" office:value-type="float" office:value="31.05625" calcext:value-type="float">
            <text:p>31,0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DEVSQ([$'rp11-13'.$A$1:.$A$16];[$'rp11-13'.$B$1:.$B$16])" office:value-type="float" office:value="1089.21875" calcext:value-type="float">
            <text:p>1089,21875</text:p>
          </table:table-cell>
          <table:table-cell table:formula="of:=SUM([$'rp11-13'.$E$20:.$E$21]) - 1" office:value-type="float" office:value="31" calcext:value-type="float">
            <text:p>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7:44:47.842000000</dc:date>
    <meta:editing-duration>PT3M10S</meta:editing-duration>
    <meta:editing-cycles>1</meta:editing-cycles>
    <meta:document-statistic meta:table-count="1" meta:cell-count="110" meta:object-count="0"/>
    <meta:generator>LibreOffice/6.4.4.2$Windows_X86_64 LibreOffice_project/3d775be2011f3886db32dfd395a6a6d1ca2630ff</meta:generator>
  </office:meta>
</office:document-meta>
</file>